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-color="#808080" draw:opacity="50%" draw:textarea-horizontal-align="justify" draw:textarea-vertical-align="middle" draw:auto-grow-height="false" fo:min-height="10.456cm" fo:min-width="11.13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ff0000" draw:opacity="50%" draw:textarea-horizontal-align="justify" draw:textarea-vertical-align="middle" draw:auto-grow-height="false" fo:min-height="3.426cm" fo:min-width="3.12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ff0000" draw:opacity="50%" draw:textarea-horizontal-align="justify" draw:textarea-vertical-align="middle" draw:auto-grow-height="false" fo:min-height="1.426cm" fo:min-width="2.836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0000ff" draw:opacity="50%" draw:textarea-horizontal-align="justify" draw:textarea-vertical-align="middle" draw:auto-grow-height="false" fo:min-height="5.666cm" fo:min-width="2.54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-color="#0000ff" draw:opacity="50%" draw:textarea-horizontal-align="justify" draw:textarea-vertical-align="middle" draw:auto-grow-height="false" fo:min-height="1.426cm" fo:min-width="2.836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-color="#006600" draw:opacity="50%" draw:textarea-horizontal-align="justify" draw:textarea-vertical-align="middle" draw:auto-grow-height="false" fo:min-height="1.426cm" fo:min-width="2.996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0000" draw:opacity="50%" draw:textarea-horizontal-align="justify" draw:textarea-vertical-align="middle" draw:auto-grow-height="false" fo:min-height="1.426cm" fo:min-width="10.066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-color="#ff0000" draw:opacity="50%" draw:textarea-horizontal-align="justify" draw:textarea-vertical-align="middle" draw:auto-grow-height="false" fo:min-height="0.526cm" fo:min-width="10.05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11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-color="#ff0000" draw:opacity="50%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-color="#0000ff" draw:opacity="50%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-color="#006600" draw:opacity="50%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808080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 draw:opacity="50%"/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0000ff" draw:opacity="50%"/>
      <style:paragraph-properties fo:text-align="center"/>
      <style:text-properties fo:color="#000000"/>
    </style:style>
    <style:style style:name="P6" style:family="paragraph">
      <loext:graphic-properties draw:fill-color="#0000ff" draw:opacity="50%"/>
      <style:paragraph-properties fo:text-align="center"/>
    </style:style>
    <style:style style:name="P7" style:family="paragraph">
      <loext:graphic-properties draw:fill-color="#006600" draw:opacity="50%"/>
      <style:paragraph-properties fo:text-align="center"/>
      <style:text-properties fo:color="#0000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1.67cm" svg:height="10.74cm" svg:x="3.03cm" svg:y="3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6cm" svg:height="3.71cm" svg:x="3.52cm" svg:y="6.97cm">
          <text:p text:style-name="P2">Kerne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7cm" svg:height="1.71cm" svg:x="7.5cm" svg:y="4.81cm">
          <text:p text:style-name="P2">Timer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7cm" svg:height="1.71cm" svg:x="7.47cm" svg:y="6.83cm">
          <text:p text:style-name="P2">Task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8cm" svg:height="5.95cm" svg:x="11.14cm" svg:y="4.77cm">
          <text:p text:style-name="P4"><text:span text:style-name="T1">IT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7cm" svg:height="1.71cm" svg:x="7.5cm" svg:y="8.96cm">
          <text:p text:style-name="P2"><text:span text:style-name="T1">Signal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3cm" svg:height="1.71cm" svg:x="3.54cm" svg:y="4.77cm">
          <text:p text:style-name="P4"><text:span text:style-name="T1">Shell &amp;</text:span></text:p>
          <text:p text:style-name="P4"><text:span text:style-name="T1">TaskTra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0.6cm" svg:height="1.71cm" svg:x="3.56cm" svg:y="11.09cm">
          <text:p text:style-name="P2">Memory Management 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0.59cm" svg:height="0.81cm" svg:x="3.58cm" svg:y="13.16cm">
          <text:p text:style-name="P2">Architecture port 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0.59cm" svg:height="0.81cm" svg:x="3.57cm" svg:y="3.73cm">
          <text:p text:style-name="P2">Prior RTOS API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6.17cm" svg:height="0.962cm" svg:x="6.34cm" svg:y="1.63cm">
          <draw:text-box>
            <text:p>Application software</text:p>
          </draw:text-box>
        </draw:frame>
        <draw:frame draw:style-name="gr10" draw:text-style-name="P8" draw:layer="layout" svg:width="3.245cm" svg:height="0.962cm" svg:x="7.16cm" svg:y="15.198cm">
          <draw:text-box>
            <text:p>Hardware</text:p>
          </draw:text-box>
        </draw:frame>
        <draw:line draw:style-name="gr11" draw:text-style-name="P9" draw:layer="layout" svg:x1="3cm" svg:y1="3.48cm" svg:x2="1.41cm" svg:y2="0.89cm">
          <text:p/>
        </draw:line>
        <draw:line draw:style-name="gr11" draw:text-style-name="P9" draw:layer="layout" svg:x1="14.74cm" svg:y1="3.48cm" svg:x2="16.47cm" svg:y2="0.75cm">
          <text:p/>
        </draw:line>
        <draw:line draw:style-name="gr11" draw:text-style-name="P9" draw:layer="layout" svg:x1="2.99cm" svg:y1="14.28cm" svg:x2="1.47cm" svg:y2="16.94cm">
          <text:p/>
        </draw:line>
        <draw:line draw:style-name="gr11" draw:text-style-name="P9" draw:layer="layout" svg:x1="14.73cm" svg:y1="14.31cm" svg:x2="16.34cm" svg:y2="17.02cm">
          <text:p/>
        </draw:line>
        <draw:custom-shape draw:style-name="gr12" draw:text-style-name="P3" draw:layer="layout" svg:width="1cm" svg:height="1cm" svg:x="2.95cm" svg:y="16.18cm"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cm" svg:height="1cm" svg:x="2.93cm" svg:y="17.58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cm" svg:height="1cm" svg:x="2.91cm" svg:y="18.99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3.558cm" svg:height="3.806cm" svg:x="4.14cm" svg:y="16.18cm">
          <draw:text-box>
            <text:p>Essential</text:p>
            <text:p><text:s/></text:p>
            <text:p>Optional</text:p>
            <text:p/>
            <text:p>Debugg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3T23:59:45.724000000</meta:creation-date>
    <dc:date>2016-05-20T20:58:45.135000000</dc:date>
    <meta:editing-duration>PT35M34S</meta:editing-duration>
    <meta:editing-cycles>4</meta:editing-cycles>
    <meta:generator>LibreOffice/5.1.2.2$Windows_x86 LibreOffice_project/d3bf12ecb743fc0d20e0be0c58ca359301eb705f</meta:generator>
    <meta:document-statistic meta:object-count="20"/>
  </office:meta>
</office:document-meta>
</file>